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Arial1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Arial1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011510d" officeooo:paragraph-rsid="0011510d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510d" style:text-blinking="false" fo:background-color="#ffffff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510d" style:text-blinking="false" fo:background-color="#ffffff" style:font-weight-asian="bold" style:font-name-complex="Calibri1" style:font-weight-complex="bold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3e327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b813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officeooo:paragraph-rsid="0011b813"/>
    </style:style>
    <style:style style:name="P10" style:family="paragraph" style:parent-style-name="Text_20_body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style:writing-mode="lr-tb"/>
      <style:text-properties officeooo:paragraph-rsid="0015c100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b813" style:text-blinking="false" fo:background-color="#ffffff"/>
    </style:style>
    <style:style style:name="P12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1510d" style:text-blinking="false" fo:background-color="#ffffff"/>
    </style:style>
    <style:style style:name="P13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officeooo:paragraph-rsid="0013eb5a" style:text-blinking="false" fo:background-color="#ffffff"/>
    </style:style>
    <style:style style:name="P1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b813" officeooo:paragraph-rsid="0011b813" style:text-blinking="false" fo:background-color="#ffffff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b813" officeooo:paragraph-rsid="0011b813" style:text-blinking="false" fo:background-color="#ffffff" style:font-weight-asian="normal" style:font-weight-complex="normal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paragraph-rsid="0011510d" style:text-blinking="false" fo:background-color="#ffffff"/>
    </style:style>
    <style:style style:name="P1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paragraph-rsid="0011510d" style:text-blinking="false" fo:background-color="#ffffff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567ba" officeooo:paragraph-rsid="001567ba" style:text-blinking="false" fo:background-color="#ffffff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76e09" officeooo:paragraph-rsid="00176e09" style:text-blinking="false" fo:background-color="#ffffff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76e09" officeooo:paragraph-rsid="00176e09" style:text-blinking="false" fo:background-color="#ffffff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76e09" officeooo:paragraph-rsid="00176e09" style:text-blinking="false" fo:background-color="#ffffff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8df2f" officeooo:paragraph-rsid="0018df2f" style:text-blinking="false" fo:background-color="#ffffff"/>
    </style:style>
    <style:style style:name="T1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 style:font-weight-asian="bold" style:font-name-complex="Calibri1" style:font-weight-complex="bold"/>
    </style:style>
    <style:style style:name="T3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style:text-blinking="false" fo:background-color="#ffffff" loext:char-shading-value="0" style:font-weight-asian="bold" style:font-name-complex="Calibri1" style:font-weight-complex="bold"/>
    </style:style>
    <style:style style:name="T4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3eb5a" style:text-blinking="false" fo:background-color="#ffffff" loext:char-shading-value="0" style:font-weight-asian="bold" style:font-name-complex="Calibri1" style:font-weight-complex="bold"/>
    </style:style>
    <style:style style:name="T5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5c100" style:text-blinking="false" fo:background-color="#ffffff" loext:char-shading-value="0" style:font-weight-asian="bold" style:font-name-complex="Calibri1" style:font-weight-complex="bold"/>
    </style:style>
    <style:style style:name="T6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510d" style:text-blinking="false" fo:background-color="#ffffff" loext:char-shading-value="0"/>
    </style:style>
    <style:style style:name="T7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1b813" style:text-blinking="false" fo:background-color="#ffffff" loext:char-shading-value="0"/>
    </style:style>
    <style:style style:name="T8" style:family="text">
      <style:text-properties fo:font-variant="normal" fo:text-transform="none" fo:color="#202124" loext:opacity="100%" style:text-line-through-style="none" style:text-line-through-type="none" style:font-name="Arial" fo:font-size="12pt" fo:font-style="normal" style:text-underline-style="none" fo:font-weight="normal" officeooo:rsid="0013e327" style:text-blinking="false" fo:background-color="#ffffff" loext:char-shading-value="0"/>
    </style:style>
    <style:style style:name="T9" style:family="text">
      <style:text-properties style:text-underline-style="solid" style:text-underline-width="auto" style:text-underline-color="font-color" style:font-name-complex="Calibri1"/>
    </style:style>
    <style:style style:name="T10" style:family="text">
      <style:text-properties style:text-underline-style="solid" style:text-underline-width="auto" style:text-underline-color="font-color" officeooo:rsid="0011080c" style:font-name-complex="Calibri1"/>
    </style:style>
    <style:style style:name="T11" style:family="text">
      <style:text-properties officeooo:rsid="0013eb5a"/>
    </style:style>
    <style:style style:name="T12" style:family="text">
      <style:text-properties officeooo:rsid="001567ba"/>
    </style:style>
    <style:style style:name="T13" style:family="text">
      <style:text-properties officeooo:rsid="0015c1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tivation zu Open Source Software</text:p>
      <text:p text:style-name="P3"/>
      <text:p text:style-name="P3"><text:span text:style-name="T10">Praktischer</text:span><text:span text:style-name="T9"> Teil</text:span></text:p>
      <text:p text:style-name="P1"/>
      <text:p text:style-name="P6">Motivation OSS zu entwickeln und zu nutzen, konkret am Beispiel von Linux Distributionen</text:p>
      <text:p text:style-name="P6"/>
      <text:p text:style-name="P4"><text:span text:style-name="T3">N</text:span><text:span text:style-name="T2">utzen:</text:span></text:p>
      <text:list xml:id="list2845508960" text:style-name="L1">
        <text:list-item>
          <text:p text:style-name="P7"><text:span text:style-name="T1">Weshalb nutzen Individuen Linux? </text:span><text:span text:style-name="T6">[1.1]</text:span></text:p>
          <text:list>
            <text:list-item>
              <text:p text:style-name="P8"><text:span text:style-name="T6">Sicher</text:span><text:span text:style-name="T7">heit</text:span><text:span text:style-name="T6"> </text:span></text:p>
            </text:list-item>
            <text:list-item>
              <text:p text:style-name="P11">Läuft auf alter Hardware stabil </text:p>
            </text:list-item>
            <text:list-item>
              <text:p text:style-name="P11">Automatisierte Software Updates </text:p>
            </text:list-item>
            <text:list-item>
              <text:p text:style-name="P11">Personalisierbar</text:p>
            </text:list-item>
            <text:list-item>
              <text:p text:style-name="P11">Varietät von Distributionen</text:p>
            </text:list-item>
            <text:list-item>
              <text:p text:style-name="P11">Gratis</text:p>
            </text:list-item>
            <text:list-item>
              <text:p text:style-name="P11">Besserer Community Support</text:p>
            </text:list-item>
            <text:list-item>
              <text:p text:style-name="P8"><text:span text:style-name="T7">V</text:span><text:span text:style-name="T6">erlässlich</text:span></text:p>
            </text:list-item>
            <text:list-item>
              <text:p text:style-name="P11">Bessere Privatsphäre </text:p>
            </text:list-item>
          </text:list>
        </text:list-item>
        <text:list-item>
          <text:p text:style-name="P7"><text:span text:style-name="T1">Weshalb nutzen es Unternehmen? </text:span><text:span text:style-name="T6">[</text:span><text:span text:style-name="T8">2</text:span><text:span text:style-name="T6">.1]</text:span></text:p>
        </text:list-item>
      </text:list>
      <text:list xml:id="list1596414953" text:style-name="L2">
        <text:list-item>
          <text:p text:style-name="P14">Offene Standards (Kompatibel mit nahezu allem) </text:p>
        </text:list-item>
        <text:list-item>
          <text:p text:style-name="P9"><text:span text:style-name="T6">Stabilität </text:span><text:span text:style-name="T7">(wenige Fehler)</text:span><text:span text:style-name="T6"> </text:span></text:p>
        </text:list-item>
        <text:list-item>
          <text:p text:style-name="P9"><text:span text:style-name="T6">Portabilität/</text:span><text:span text:style-name="T7">Skalierbarkeit (Hardware Unterstützung immer)</text:span><text:span text:style-name="T6"> </text:span></text:p>
        </text:list-item>
        <text:list-item>
          <text:p text:style-name="P9"><text:span text:style-name="T6">Sicherheit </text:span><text:span text:style-name="T7">(Exploits werden schneller gepatched)</text:span><text:span text:style-name="T6"> </text:span></text:p>
        </text:list-item>
        <text:list-item>
          <text:p text:style-name="P15">Support (Firmen die Linux an Unternehmen distributen «Enterprise Linux», konzentrieren sich neben Entwicklung auf First-Class Support)</text:p>
        </text:list-item>
      </text:list>
      <text:p text:style-name="P17"/>
      <text:p text:style-name="P5">Entwicklung:</text:p>
      <text:list xml:id="list192533596589978" text:continue-list="list2845508960" text:style-name="L1">
        <text:list-item>
          <text:p text:style-name="P16">Weshalb entwickeln Individuen an Linux Distros <text:span text:style-name="T12">und Kernel</text:span>? </text:p>
        </text:list-item>
      </text:list>
      <text:list xml:id="list2477531475" text:style-name="L3">
        <text:list-item>
          <text:p text:style-name="P19">Erstellen/Verbessern eines benötigten Features</text:p>
        </text:list-item>
        <text:list-item>
          <text:p text:style-name="P19">Besseres Verständnis der Software</text:p>
        </text:list-item>
        <text:list-item>
          <text:p text:style-name="P19">Mehr Programmier-Erfahrung</text:p>
        </text:list-item>
        <text:list-item>
          <text:p text:style-name="P19">Reputation und Karriere fördern</text:p>
        </text:list-item>
        <text:list-item>
          <text:p text:style-name="P22">Teil der Community sein</text:p>
        </text:list-item>
        <text:list-item>
          <text:p text:style-name="P19">Spass daran etwas für die Allgemeinheit zu entwickeln</text:p>
        </text:list-item>
      </text:list>
      <text:list xml:id="list192534709809027" text:continue-list="list192533596589978" text:style-name="L1">
        <text:list-item>
          <text:p text:style-name="P16">Weshalb tun das auch Unternehmen?</text:p>
          <text:list>
            <text:list-item>
              <text:p text:style-name="P18">Finanzielle Abhängigkeit</text:p>
            </text:list-item>
            <text:list-item>
              <text:p text:style-name="P21">Erstellen/Verbessern eines benötigten Features</text:p>
            </text:list-item>
            <text:list-item>
              <text:p text:style-name="P18">Gute Entwickler finden (Recruiting)</text:p>
            </text:list-item>
            <text:list-item>
              <text:p text:style-name="P18">Weniger Wartungskosten (Projekt läuft konstant weiter)</text:p>
            </text:list-item>
            <text:list-item>
              <text:p text:style-name="P18"><text:soft-page-break/>Richtungsentscheide beeinflussen (<text:span text:style-name="T13">Firmen-Distros wie openSUSE)</text:span></text:p>
            </text:list-item>
          </text:list>
        </text:list-item>
      </text:list>
      <text:p text:style-name="P5"/>
      <text:p text:style-name="P5">Quellen:</text:p>
      <text:p text:style-name="P5">[1.1]: <text:a xlink:type="simple" xlink:href="https://itsfoss.com/linux-better-than-windows/" text:style-name="Internet_20_link" text:visited-style-name="Visited_20_Internet_20_Link">https://itsfoss.com/linux-better-than-windows/</text:a><text:tab/></text:p>
      <text:p text:style-name="P5">[2.1]: <text:a xlink:type="simple" xlink:href="https://www.linuxjournal.com/content/why-largest-companies-world-count-linux-servers" text:style-name="Internet_20_link" text:visited-style-name="Visited_20_Internet_20_Link">https://www.linuxjournal.com/content/why-largest-companies-world-count-linux-servers</text:a> </text:p>
      <text:p text:style-name="P5">[3.<text:span text:style-name="T11">1</text:span>]: <text:a xlink:type="simple" xlink:href="https://medium.com/digitalfrontiers/5-reasons-why-you-should-contribute-to-open-source-projects-2f65443b4077" text:style-name="Internet_20_link" text:visited-style-name="Visited_20_Internet_20_Link">https://medium.com/digitalfrontiers/5-reasons-why-you-should-contribute-to-open-source-projects-2f65443b4077</text:a></text:p>
      <text:p text:style-name="P20">[3.2]: <text:a xlink:type="simple" xlink:href="https://www.datamation.com/open-source/slideshows/9-reasons-to-contribute-to-an-open-source-project.html" text:style-name="Internet_20_link" text:visited-style-name="Visited_20_Internet_20_Link">https://www.datamation.com/open-source/slideshows/9-reasons-to-contribute-to-an-open-source-project.html</text:a> </text:p>
      <text:p text:style-name="P13">[<text:span text:style-name="T11">4</text:span>.<text:span text:style-name="T11">1</text:span>]: <text:a xlink:type="simple" xlink:href="https://www.linuxfoundation.org/resources/open-source-guides/participating-open-source-communities/" text:style-name="Internet_20_link" text:visited-style-name="Visited_20_Internet_20_Link">https://www.linuxfoundation.org/resources/open-source-guides/participating-open-source-communities/</text:a> </text:p>
      <text:p text:style-name="P10"><text:span text:style-name="T3">[</text:span><text:span text:style-name="T4">4</text:span><text:span text:style-name="T3">.</text:span><text:span text:style-name="T5">2</text:span><text:span text:style-name="T3">]: </text:span><text:a xlink:type="simple" xlink:href="https://www.redhat.com/de/about/open-source" text:style-name="Internet_20_link" text:visited-style-name="Visited_20_Internet_20_Link">https://www.redhat.com/de/about/open-source</text:a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1T19:25:32.925000000</dc:date>
    <meta:editing-duration>PT13M16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1" meta:word-count="188" meta:character-count="1821" meta:non-whitespace-character-count="1690"/>
  </office:meta>
</office:document-meta>
</file>